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1in" svg:height="3.5453in" svg:x="0.1622in" svg:y="6.0028in">
            <draw:object draw:notify-on-update-of-ranges="Sheet1.A20:Sheet1.A25 Sheet1.E4:Sheet1.E9 Sheet1.E20:Sheet1.E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1in" svg:height="3.5453in" svg:x="7.172in" svg:y="6.5465in">
            <draw:object draw:notify-on-update-of-ranges="Sheet1.I32:Sheet1.I32 Sheet1.A20:Sheet1.A25 Sheet1.F4:Sheet1.F9 Sheet1.F20:Sheet1.F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7075in" svg:y="8.1201in">
            <draw:object draw:notify-on-update-of-ranges="Sheet1.H16:Sheet1.H16 Sheet1.A20:Sheet1.A25 Sheet1.G4:Sheet1.G9 Sheet1.G20:Sheet1.G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RT-avg Bar</text:p>
          </table:table-cell>
          <table:table-cell office:value-type="string" calcext:value-type="string">
            <text:p>R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Running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3:.Q3])" office:value-type="float" office:value="1.93491" calcext:value-type="float">
            <text:p>1.93491</text:p>
          </table:table-cell>
          <table:table-cell table:formula="of:=MAX([.J3:.Q3])" office:value-type="float" office:value="35.9058" calcext:value-type="float">
            <text:p>35.9058</text:p>
          </table:table-cell>
          <table:table-cell table:formula="of:=AVERAGE([.J3:.Q3])" office:value-type="float" office:value="26.01026375" calcext:value-type="float">
            <text:p>26.01026375</text:p>
          </table:table-cell>
          <table:table-cell table:formula="of:=[.H3]-[.D3]" office:value-type="float" office:value="189.30173625" calcext:value-type="float">
            <text:p>189.30173625</text:p>
          </table:table-cell>
          <table:table-cell table:style-name="ce1" table:formula="of:=[.H3]-[.C3]" office:value-type="float" office:value="179.4062" calcext:value-type="float">
            <text:p>179.4062</text:p>
          </table:table-cell>
          <table:table-cell table:style-name="ce1" table:formula="of:=[.H3]-[.B3]" office:value-type="float" office:value="213.37709" calcext:value-type="float">
            <text:p>213.37709</text:p>
          </table:table-cell>
          <table:table-cell office:value-type="float" office:value="215.312" calcext:value-type="float">
            <text:p>215.312</text:p>
          </table:table-cell>
          <table:table-cell office:value-type="float" office:value="512" calcext:value-type="float">
            <text:p>512</text:p>
          </table:table-cell>
          <table:table-cell office:value-type="float" office:value="1.93491" calcext:value-type="float">
            <text:p>1.93491</text:p>
          </table:table-cell>
          <table:table-cell office:value-type="float" office:value="27.634" calcext:value-type="float">
            <text:p>27.634</text:p>
          </table:table-cell>
          <table:table-cell office:value-type="float" office:value="26.9156" calcext:value-type="float">
            <text:p>26.9156</text:p>
          </table:table-cell>
          <table:table-cell office:value-type="float" office:value="29.4911" calcext:value-type="float">
            <text:p>29.4911</text:p>
          </table:table-cell>
          <table:table-cell office:value-type="float" office:value="27.8912" calcext:value-type="float">
            <text:p>27.8912</text:p>
          </table:table-cell>
          <table:table-cell office:value-type="float" office:value="29.9604" calcext:value-type="float">
            <text:p>29.9604</text:p>
          </table:table-cell>
          <table:table-cell office:value-type="float" office:value="28.3491" calcext:value-type="float">
            <text:p>28.3491</text:p>
          </table:table-cell>
          <table:table-cell office:value-type="float" office:value="35.9058" calcext:value-type="float">
            <text:p>35.90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4:.Q4])" office:value-type="float" office:value="3.47446" calcext:value-type="float">
            <text:p>3.47446</text:p>
          </table:table-cell>
          <table:table-cell table:style-name="ce2" table:formula="of:=MAX([.J4:.Q4])" office:value-type="float" office:value="52.9915" calcext:value-type="float">
            <text:p>52.9915</text:p>
          </table:table-cell>
          <table:table-cell table:style-name="ce2" table:formula="of:=AVERAGE([.J4:.Q4])" office:value-type="float" office:value="39.2495075" calcext:value-type="float">
            <text:p>39.2495075</text:p>
          </table:table-cell>
          <table:table-cell table:style-name="ce2" table:formula="of:=[.H4]-[.D4]" office:value-type="float" office:value="192.9904925" calcext:value-type="float">
            <text:p>192.9904925</text:p>
          </table:table-cell>
          <table:table-cell table:style-name="ce2" table:formula="of:=[.H4]-[.C4]" office:value-type="float" office:value="179.2485" calcext:value-type="float">
            <text:p>179.2485</text:p>
          </table:table-cell>
          <table:table-cell table:style-name="ce2" table:formula="of:=[.H4]-[.B4]" office:value-type="float" office:value="228.76554" calcext:value-type="float">
            <text:p>228.76554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5:.Q5])" office:value-type="float" office:value="3.40755" calcext:value-type="float">
            <text:p>3.40755</text:p>
          </table:table-cell>
          <table:table-cell table:style-name="ce1" table:formula="of:=MAX([.J5:.Q5])" office:value-type="float" office:value="87.6543" calcext:value-type="float">
            <text:p>87.6543</text:p>
          </table:table-cell>
          <table:table-cell table:formula="of:=AVERAGE([.J5:.Q5])" office:value-type="float" office:value="67.33393125" calcext:value-type="float">
            <text:p>67.33393125</text:p>
          </table:table-cell>
          <table:table-cell table:style-name="ce1" table:formula="of:=[.H5]-[.D5]" office:value-type="float" office:value="207.24006875" calcext:value-type="float">
            <text:p>207.24006875</text:p>
          </table:table-cell>
          <table:table-cell table:style-name="ce1" table:formula="of:=[.H5]-[.C5]" office:value-type="float" office:value="186.9197" calcext:value-type="float">
            <text:p>186.9197</text:p>
          </table:table-cell>
          <table:table-cell table:style-name="ce1" table:formula="of:=[.H5]-[.B5]" office:value-type="float" office:value="271.16645" calcext:value-type="float">
            <text:p>271.16645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6:.Q6])" office:value-type="float" office:value="8.50434" calcext:value-type="float">
            <text:p>8.50434</text:p>
          </table:table-cell>
          <table:table-cell table:style-name="ce3" table:formula="of:=MAX([.J6:.Q6])" office:value-type="float" office:value="190.498" calcext:value-type="float">
            <text:p>190.498</text:p>
          </table:table-cell>
          <table:table-cell table:style-name="ce4" table:formula="of:=AVERAGE([.J6:.Q6])" office:value-type="float" office:value="134.6424175" calcext:value-type="float">
            <text:p>134.6424175</text:p>
          </table:table-cell>
          <table:table-cell table:style-name="ce2" table:formula="of:=[.H6]-[.D6]" office:value-type="float" office:value="308.8415825" calcext:value-type="float">
            <text:p>308.8415825</text:p>
          </table:table-cell>
          <table:table-cell table:style-name="ce2" table:formula="of:=[.H6]-[.C6]" office:value-type="float" office:value="252.986" calcext:value-type="float">
            <text:p>252.986</text:p>
          </table:table-cell>
          <table:table-cell table:style-name="ce6" table:formula="of:=[.H6]-[.B6]" office:value-type="float" office:value="434.97966" calcext:value-type="float">
            <text:p>434.97966</text:p>
          </table:table-cell>
          <table:table-cell table:style-name="ce1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7:.Q7])" office:value-type="float" office:value="4.49394" calcext:value-type="float">
            <text:p>4.49394</text:p>
          </table:table-cell>
          <table:table-cell table:formula="of:=MAX([.J7:.Q7])" office:value-type="float" office:value="324.615" calcext:value-type="float">
            <text:p>324.615</text:p>
          </table:table-cell>
          <table:table-cell table:style-name="ce3" table:formula="of:=AVERAGE([.J7:.Q7])" office:value-type="float" office:value="236.4848675" calcext:value-type="float">
            <text:p>236.4848675</text:p>
          </table:table-cell>
          <table:table-cell table:style-name="ce5" table:formula="of:=[.H7]-[.D7]" office:value-type="float" office:value="386.9481325" calcext:value-type="float">
            <text:p>386.9481325</text:p>
          </table:table-cell>
          <table:table-cell table:style-name="ce5" table:formula="of:=[.H7]-[.C7]" office:value-type="float" office:value="298.818" calcext:value-type="float">
            <text:p>298.818</text:p>
          </table:table-cell>
          <table:table-cell table:style-name="ce5" table:formula="of:=[.H7]-[.B7]" office:value-type="float" office:value="618.93906" calcext:value-type="float">
            <text:p>618.93906</text:p>
          </table:table-cell>
          <table:table-cell table:style-name="ce1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8:.Q8])" office:value-type="float" office:value="3.77742" calcext:value-type="float">
            <text:p>3.77742</text:p>
          </table:table-cell>
          <table:table-cell table:style-name="ce1" table:formula="of:=MAX([.J8:.Q8])" office:value-type="float" office:value="504.829" calcext:value-type="float">
            <text:p>504.829</text:p>
          </table:table-cell>
          <table:table-cell table:style-name="ce3" table:formula="of:=AVERAGE([.J8:.Q8])" office:value-type="float" office:value="346.6934275" calcext:value-type="float">
            <text:p>346.6934275</text:p>
          </table:table-cell>
          <table:table-cell table:style-name="ce5" table:formula="of:=[.H8]-[.D8]" office:value-type="float" office:value="481.2925725" calcext:value-type="float">
            <text:p>481.2925725</text:p>
          </table:table-cell>
          <table:table-cell table:style-name="ce5" table:formula="of:=[.H8]-[.C8]" office:value-type="float" office:value="323.157" calcext:value-type="float">
            <text:p>323.157</text:p>
          </table:table-cell>
          <table:table-cell table:style-name="ce5" table:formula="of:=[.H8]-[.B8]" office:value-type="float" office:value="824.20858" calcext:value-type="float">
            <text:p>824.20858</text:p>
          </table:table-cell>
          <table:table-cell table:style-name="ce1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9:.Q9])" office:value-type="float" office:value="5.21436" calcext:value-type="float">
            <text:p>5.21436</text:p>
          </table:table-cell>
          <table:table-cell table:style-name="ce1" table:formula="of:=MAX([.J9:.Q9])" office:value-type="float" office:value="648.211" calcext:value-type="float">
            <text:p>648.211</text:p>
          </table:table-cell>
          <table:table-cell table:style-name="ce3" table:formula="of:=AVERAGE([.J9:.Q9])" office:value-type="float" office:value="442.968545" calcext:value-type="float">
            <text:p>442.968545</text:p>
          </table:table-cell>
          <table:table-cell table:style-name="ce5" table:formula="of:=[.H9]-[.D9]" office:value-type="float" office:value="672.151455" calcext:value-type="float">
            <text:p>672.151455</text:p>
          </table:table-cell>
          <table:table-cell table:style-name="ce5" table:formula="of:=[.H9]-[.C9]" office:value-type="float" office:value="466.909" calcext:value-type="float">
            <text:p>466.909</text:p>
          </table:table-cell>
          <table:table-cell table:style-name="ce5" table:formula="of:=[.H9]-[.B9]" office:value-type="float" office:value="1109.90564" calcext:value-type="float">
            <text:p>1109.90564</text:p>
          </table:table-cell>
          <table:table-cell table:style-name="ce1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1176.295" calcext:value-type="float">
            <text:p>1176.29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1346.79" calcext:value-type="float">
            <text:p>1346.79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RT-avg Bar</text:p>
          </table:table-cell>
          <table:table-cell office:value-type="string" calcext:value-type="string">
            <text:p>R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Running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19:.Q19])" office:value-type="float" office:value="1.23398" calcext:value-type="float">
            <text:p>1.23398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formula="of:=AVERAGE([.J19:.Q19])" office:value-type="float" office:value="44.55671" calcext:value-type="float">
            <text:p>44.55671</text:p>
          </table:table-cell>
          <table:table-cell table:style-name="ce1" table:formula="of:=[.H19]-[.D19]" office:value-type="float" office:value="244.60729" calcext:value-type="float">
            <text:p>244.60729</text:p>
          </table:table-cell>
          <table:table-cell table:style-name="ce1" table:formula="of:=[.H19]-[.C19]" office:value-type="float" office:value="235.7027" calcext:value-type="float">
            <text:p>235.7027</text:p>
          </table:table-cell>
          <table:table-cell table:style-name="ce1" table:formula="of:=[.H19]-[.B19]" office:value-type="float" office:value="287.93002" calcext:value-type="float">
            <text:p>287.93002</text:p>
          </table:table-cell>
          <table:table-cell office:value-type="float" office:value="289.164" calcext:value-type="float">
            <text:p>289.164</text:p>
          </table:table-cell>
          <table:table-cell office:value-type="float" office:value="512" calcext:value-type="float">
            <text:p>512</text:p>
          </table:table-cell>
          <table:table-cell office:value-type="float" office:value="1.23398" calcext:value-type="float">
            <text:p>1.23398</text:p>
          </table:table-cell>
          <table:table-cell office:value-type="float" office:value="47.4147" calcext:value-type="float">
            <text:p>47.4147</text:p>
          </table:table-cell>
          <table:table-cell office:value-type="float" office:value="48.991" calcext:value-type="float">
            <text:p>48.991</text:p>
          </table:table-cell>
          <table:table-cell office:value-type="float" office:value="50.912" calcext:value-type="float">
            <text:p>50.912</text:p>
          </table:table-cell>
          <table:table-cell office:value-type="float" office:value="49.2102" calcext:value-type="float">
            <text:p>49.2102</text:p>
          </table:table-cell>
          <table:table-cell office:value-type="float" office:value="52.6223" calcext:value-type="float">
            <text:p>52.6223</text:p>
          </table:table-cell>
          <table:table-cell office:value-type="float" office:value="52.6082" calcext:value-type="float">
            <text:p>52.6082</text:p>
          </table:table-cell>
          <table:table-cell office:value-type="float" office:value="53.4613" calcext:value-type="float">
            <text:p>53.4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0:.Q20])" office:value-type="float" office:value="4.32577" calcext:value-type="float">
            <text:p>4.32577</text:p>
          </table:table-cell>
          <table:table-cell table:style-name="ce2" table:formula="of:=MAX([.J20:.Q20])" office:value-type="float" office:value="92.2614" calcext:value-type="float">
            <text:p>92.2614</text:p>
          </table:table-cell>
          <table:table-cell table:style-name="ce2" table:formula="of:=AVERAGE([.J20:.Q20])" office:value-type="float" office:value="71.66222125" calcext:value-type="float">
            <text:p>71.66222125</text:p>
          </table:table-cell>
          <table:table-cell table:style-name="ce2" table:formula="of:=[.H20]-[.D20]" office:value-type="float" office:value="239.90477875" calcext:value-type="float">
            <text:p>239.90477875</text:p>
          </table:table-cell>
          <table:table-cell table:style-name="ce2" table:formula="of:=[.H20]-[.C20]" office:value-type="float" office:value="219.3056" calcext:value-type="float">
            <text:p>219.3056</text:p>
          </table:table-cell>
          <table:table-cell table:style-name="ce2" table:formula="of:=[.H20]-[.B20]" office:value-type="float" office:value="307.24123" calcext:value-type="float">
            <text:p>307.24123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1:.Q21])" office:value-type="float" office:value="3.23935" calcext:value-type="float">
            <text:p>3.23935</text:p>
          </table:table-cell>
          <table:table-cell table:style-name="ce1" table:formula="of:=MAX([.J21:.Q21])" office:value-type="float" office:value="198.707" calcext:value-type="float">
            <text:p>198.707</text:p>
          </table:table-cell>
          <table:table-cell table:style-name="ce1" table:formula="of:=AVERAGE([.J21:.Q21])" office:value-type="float" office:value="137.95754375" calcext:value-type="float">
            <text:p>137.95754375</text:p>
          </table:table-cell>
          <table:table-cell table:style-name="ce1" table:formula="of:=[.H21]-[.D21]" office:value-type="float" office:value="309.77845625" calcext:value-type="float">
            <text:p>309.77845625</text:p>
          </table:table-cell>
          <table:table-cell table:style-name="ce1" table:formula="of:=[.H21]-[.C21]" office:value-type="float" office:value="249.029" calcext:value-type="float">
            <text:p>249.029</text:p>
          </table:table-cell>
          <table:table-cell table:style-name="ce1" table:formula="of:=[.H21]-[.B21]" office:value-type="float" office:value="444.49665" calcext:value-type="float">
            <text:p>444.49665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2:.Q22])" office:value-type="float" office:value="1.44403" calcext:value-type="float">
            <text:p>1.44403</text:p>
          </table:table-cell>
          <table:table-cell table:style-name="ce1" table:formula="of:=MAX([.J22:.Q22])" office:value-type="float" office:value="294.211" calcext:value-type="float">
            <text:p>294.211</text:p>
          </table:table-cell>
          <table:table-cell table:style-name="ce1" table:formula="of:=AVERAGE([.J22:.Q22])" office:value-type="float" office:value="196.08637875" calcext:value-type="float">
            <text:p>196.08637875</text:p>
          </table:table-cell>
          <table:table-cell table:style-name="ce1" table:formula="of:=[.H22]-[.D22]" office:value-type="float" office:value="360.29562125" calcext:value-type="float">
            <text:p>360.29562125</text:p>
          </table:table-cell>
          <table:table-cell table:style-name="ce1" table:formula="of:=[.H22]-[.C22]" office:value-type="float" office:value="262.171" calcext:value-type="float">
            <text:p>262.171</text:p>
          </table:table-cell>
          <table:table-cell table:style-name="ce1" table:formula="of:=[.H22]-[.B22]" office:value-type="float" office:value="554.93797" calcext:value-type="float">
            <text:p>554.93797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3:.Q23])" office:value-type="float" office:value="0.864877" calcext:value-type="float">
            <text:p>0.864877</text:p>
          </table:table-cell>
          <table:table-cell table:style-name="ce1" table:formula="of:=MAX([.J23:.Q23])" office:value-type="float" office:value="418.029" calcext:value-type="float">
            <text:p>418.029</text:p>
          </table:table-cell>
          <table:table-cell table:formula="of:=AVERAGE([.J23:.Q23])" office:value-type="float" office:value="273.884609625" calcext:value-type="float">
            <text:p>273.884609625</text:p>
          </table:table-cell>
          <table:table-cell table:style-name="ce1" table:formula="of:=[.H23]-[.D23]" office:value-type="float" office:value="425.400390375" calcext:value-type="float">
            <text:p>425.400390375</text:p>
          </table:table-cell>
          <table:table-cell table:style-name="ce1" table:formula="of:=[.H23]-[.C23]" office:value-type="float" office:value="281.256" calcext:value-type="float">
            <text:p>281.256</text:p>
          </table:table-cell>
          <table:table-cell table:style-name="ce1" table:formula="of:=[.H23]-[.B23]" office:value-type="float" office:value="698.420123" calcext:value-type="float">
            <text:p>698.420123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4:.Q24])" office:value-type="float" office:value="2.63892" calcext:value-type="float">
            <text:p>2.63892</text:p>
          </table:table-cell>
          <table:table-cell table:style-name="ce1" table:formula="of:=MAX([.J24:.Q24])" office:value-type="float" office:value="558.415" calcext:value-type="float">
            <text:p>558.415</text:p>
          </table:table-cell>
          <table:table-cell table:style-name="ce1" table:formula="of:=AVERAGE([.J24:.Q24])" office:value-type="float" office:value="353.41924" calcext:value-type="float">
            <text:p>353.41924</text:p>
          </table:table-cell>
          <table:table-cell table:style-name="ce1" table:formula="of:=[.H24]-[.D24]" office:value-type="float" office:value="512.60576" calcext:value-type="float">
            <text:p>512.60576</text:p>
          </table:table-cell>
          <table:table-cell table:style-name="ce1" table:formula="of:=[.H24]-[.C24]" office:value-type="float" office:value="307.61" calcext:value-type="float">
            <text:p>307.61</text:p>
          </table:table-cell>
          <table:table-cell table:style-name="ce1" table:formula="of:=[.H24]-[.B24]" office:value-type="float" office:value="863.38608" calcext:value-type="float">
            <text:p>863.3860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5:.Q25])" office:value-type="float" office:value="1.34677" calcext:value-type="float">
            <text:p>1.34677</text:p>
          </table:table-cell>
          <table:table-cell table:style-name="ce1" table:formula="of:=MAX([.J25:.Q25])" office:value-type="float" office:value="780.834" calcext:value-type="float">
            <text:p>780.834</text:p>
          </table:table-cell>
          <table:table-cell table:formula="of:=AVERAGE([.J25:.Q25])" office:value-type="float" office:value="477.10634625" calcext:value-type="float">
            <text:p>477.10634625</text:p>
          </table:table-cell>
          <table:table-cell table:style-name="ce1" table:formula="of:=[.H25]-[.D25]" office:value-type="float" office:value="657.43365375" calcext:value-type="float">
            <text:p>657.43365375</text:p>
          </table:table-cell>
          <table:table-cell table:style-name="ce1" table:formula="of:=[.H25]-[.C25]" office:value-type="float" office:value="353.706" calcext:value-type="float">
            <text:p>353.706</text:p>
          </table:table-cell>
          <table:table-cell table:style-name="ce1" table:formula="of:=[.H25]-[.B25]" office:value-type="float" office:value="1133.19323" calcext:value-type="float">
            <text:p>1133.19323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/>
          <table:table-cell table:style-name="ce1"/>
          <table:table-cell office:value-type="float" office:value="1149.035" calcext:value-type="float">
            <text:p>1149.03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5"/>
          <table:table-cell table:style-name="ce1"/>
          <table:table-cell office:value-type="float" office:value="1287.1375" calcext:value-type="float">
            <text:p>1287.137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43:37.868591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48:36.196869716</meta:creation-date>
    <dc:date>2016-03-02T10:44:01.880748192</dc:date>
    <meta:editing-duration>PT2H43M8S</meta:editing-duration>
    <meta:editing-cycles>18</meta:editing-cycles>
    <meta:generator>LibreOffice/4.2.8.2$Linux_X86_64 LibreOffice_project/420m0$Build-2</meta:generator>
    <meta:document-statistic meta:table-count="1" meta:cell-count="2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6cm" xlink:href="." xlink:type="simple" chart:class="chart:line" chart:style-name="ch1">
        <chart:title svg:x="6.178cm" svg:y="0.316cm" chart:style-name="ch2">
          <text:p>CHAOS RMAT-28</text:p>
        </chart:title>
        <chart:subtitle svg:x="5.477cm" svg:y="1.223cm" chart:style-name="ch3">
          <text:p>Running time - avg barrier time</text:p>
        </chart:subtitle>
        <chart:legend chart:legend-position="end" svg:x="14.381cm" svg:y="3.955cm" style:legend-expansion="high" chart:style-name="ch4"/>
        <chart:plot-area chart:style-name="ch5" chart:data-source-has-labels="both" svg:x="1.331cm" svg:y="2.19cm" svg:width="12.73cm" svg:height="5.655cm">
          <chartooo:coordinate-region svg:x="2.138cm" svg:y="2.389cm" svg:width="11.644cm" svg:height="4.809cm"/>
          <chart:axis chart:dimension="x" chart:name="primary-x" chart:style-name="ch6" chartooo:axis-type="auto">
            <chartooo:date-scale/>
            <chart:title svg:x="6.223cm" svg:y="8.025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603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192.9904925">
                <text:p>192.9904925</text:p>
              </table:table-cell>
              <table:table-cell office:value-type="float" office:value="239.90477875">
                <text:p>239.90477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7.24006875">
                <text:p>207.24006875</text:p>
              </table:table-cell>
              <table:table-cell office:value-type="float" office:value="309.77845625">
                <text:p>309.7784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.8415825">
                <text:p>308.8415825</text:p>
              </table:table-cell>
              <table:table-cell office:value-type="float" office:value="360.29562125">
                <text:p>360.29562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6.9481325">
                <text:p>386.9481325</text:p>
              </table:table-cell>
              <table:table-cell office:value-type="float" office:value="425.400390375">
                <text:p>425.400390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1.2925725">
                <text:p>481.2925725</text:p>
              </table:table-cell>
              <table:table-cell office:value-type="float" office:value="512.60576">
                <text:p>512.605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72.151455">
                <text:p>672.151455</text:p>
              </table:table-cell>
              <table:table-cell office:value-type="float" office:value="657.43365375">
                <text:p>657.43365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6cm" xlink:href="." xlink:type="simple" chart:class="chart:line" chart:style-name="ch1">
        <chart:title svg:x="5.849cm" svg:y="0.374cm" chart:style-name="ch2">
          <text:p>CHAOS RMAT-28</text:p>
        </chart:title>
        <chart:subtitle svg:x="5.292cm" svg:y="1.301cm" chart:style-name="ch3">
          <text:p>running time - max barrier time</text:p>
        </chart:subtitle>
        <chart:legend chart:legend-position="end" svg:x="14.381cm" svg:y="3.955cm" style:legend-expansion="high" chart:style-name="ch4"/>
        <chart:plot-area chart:style-name="ch5" chart:data-source-has-labels="both" svg:x="1.331cm" svg:y="2.19cm" svg:width="12.73cm" svg:height="5.655cm">
          <chartooo:coordinate-region svg:x="2.138cm" svg:y="2.389cm" svg:width="11.644cm" svg:height="4.809cm"/>
          <chart:axis chart:dimension="x" chart:name="primary-x" chart:style-name="ch6" chartooo:axis-type="auto">
            <chartooo:date-scale/>
            <chart:title svg:x="6.236cm" svg:y="8.025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603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179.2485">
                <text:p>179.2485</text:p>
              </table:table-cell>
              <table:table-cell office:value-type="float" office:value="219.3056">
                <text:p>219.3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9197">
                <text:p>186.9197</text:p>
              </table:table-cell>
              <table:table-cell office:value-type="float" office:value="249.029">
                <text:p>249.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.986">
                <text:p>252.986</text:p>
              </table:table-cell>
              <table:table-cell office:value-type="float" office:value="262.171">
                <text:p>262.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8.818">
                <text:p>298.818</text:p>
              </table:table-cell>
              <table:table-cell office:value-type="float" office:value="281.256">
                <text:p>281.2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3.157">
                <text:p>323.157</text:p>
              </table:table-cell>
              <table:table-cell office:value-type="float" office:value="307.61">
                <text:p>307.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6.909">
                <text:p>466.909</text:p>
              </table:table-cell>
              <table:table-cell office:value-type="float" office:value="353.706">
                <text:p>353.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7cm" svg:y="0.316cm" chart:style-name="ch2">
          <text:p>CHAOS RMAT-28</text:p>
        </chart:title>
        <chart:subtitle svg:x="5.35cm" svg:y="1.301cm" chart:style-name="ch3">
          <text:p>running time - min barrier time</text:p>
        </chart:subtitle>
        <chart:legend chart:legend-position="end" svg:x="14.365cm" svg:y="3.952cm" style:legend-expansion="high" chart:style-name="ch4"/>
        <chart:plot-area chart:style-name="ch5" chart:data-source-has-labels="both" svg:x="0.351cm" svg:y="2.036cm" svg:width="13.618cm" svg:height="6.494cm">
          <chartooo:coordinate-region svg:x="1.343cm" svg:y="2.235cm" svg:width="12.347cm" svg:height="5.648cm"/>
          <chart:axis chart:dimension="x" chart:name="primary-x" chart:style-name="ch6" chartooo:axis-type="auto">
            <chartooo:date-scale/>
            <chart:title svg:x="5.7cm" svg:y="8.44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cm" svg:y="5.869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228.76554">
                <text:p>228.76554</text:p>
              </table:table-cell>
              <table:table-cell office:value-type="float" office:value="307.24123">
                <text:p>307.24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1.16645">
                <text:p>271.16645</text:p>
              </table:table-cell>
              <table:table-cell office:value-type="float" office:value="444.49665">
                <text:p>444.49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.97966">
                <text:p>434.97966</text:p>
              </table:table-cell>
              <table:table-cell office:value-type="float" office:value="554.93797">
                <text:p>554.93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8.93906">
                <text:p>618.93906</text:p>
              </table:table-cell>
              <table:table-cell office:value-type="float" office:value="698.420123">
                <text:p>698.420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4.20858">
                <text:p>824.20858</text:p>
              </table:table-cell>
              <table:table-cell office:value-type="float" office:value="863.38608">
                <text:p>863.386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09.90564">
                <text:p>1109.90564</text:p>
              </table:table-cell>
              <table:table-cell office:value-type="float" office:value="1133.19323">
                <text:p>1133.19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